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75-tra-90k-5000res-2folds-1e-06ridge-50w2vdim-&lt;start&gt;-09-09_22:2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1480891036495" calcext:value-type="float">
            <text:p>0.461480891</text:p>
          </table:table-cell>
          <table:table-cell office:value-type="float" office:value="0.000126430754690821" calcext:value-type="float">
            <text:p>0.0001264308</text:p>
          </table:table-cell>
          <table:table-cell office:value-type="float" office:value="0.0269146696891192" calcext:value-type="float">
            <text:p>0.0269146697</text:p>
          </table:table-cell>
          <table:table-cell table:style-name="ce1" office:value-type="float" office:value="0.00000404792746114095" calcext:value-type="float">
            <text:p>4.05E-06</text:p>
          </table:table-cell>
          <table:table-cell office:value-type="float" office:value="0.155867286858219" calcext:value-type="float">
            <text:p>0.1558672869</text:p>
          </table:table-cell>
          <table:table-cell office:value-type="float" office:value="0.000632948657560056" calcext:value-type="float">
            <text:p>0.000632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1786991699245" calcext:value-type="float">
            <text:p>0.4617869917</text:p>
          </table:table-cell>
          <table:table-cell table:style-name="ce1" office:value-type="float" office:value="0.000051360655863697" calcext:value-type="float">
            <text:p>5.14E-05</text:p>
          </table:table-cell>
          <table:table-cell office:value-type="float" office:value="0.02703721149317" calcext:value-type="float">
            <text:p>0.0270372115</text:p>
          </table:table-cell>
          <table:table-cell table:style-name="ce1" office:value-type="float" office:value="0.0000851291411524575" calcext:value-type="float">
            <text:p>8.51E-05</text:p>
          </table:table-cell>
          <table:table-cell office:value-type="float" office:value="0.159267545925577" calcext:value-type="float">
            <text:p>0.1592675459</text:p>
          </table:table-cell>
          <table:table-cell office:value-type="float" office:value="0.00047103155911446" calcext:value-type="float">
            <text:p>0.0004710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36401372257" calcext:value-type="float">
            <text:p>0.4613640137</text:p>
          </table:table-cell>
          <table:table-cell office:value-type="float" office:value="0.000166648358124133" calcext:value-type="float">
            <text:p>0.0001666484</text:p>
          </table:table-cell>
          <table:table-cell office:value-type="float" office:value="0.0272430424713456" calcext:value-type="float">
            <text:p>0.0272430425</text:p>
          </table:table-cell>
          <table:table-cell office:value-type="float" office:value="0.000389827680954627" calcext:value-type="float">
            <text:p>0.0003898277</text:p>
          </table:table-cell>
          <table:table-cell office:value-type="float" office:value="0.159635539331135" calcext:value-type="float">
            <text:p>0.1596355393</text:p>
          </table:table-cell>
          <table:table-cell office:value-type="float" office:value="0.00228155911446067" calcext:value-type="float">
            <text:p>0.0022815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142476419805" calcext:value-type="float">
            <text:p>0.4614247642</text:p>
          </table:table-cell>
          <table:table-cell table:style-name="ce1" office:value-type="float" office:value="0.00000170210722200137" calcext:value-type="float">
            <text:p>1.70E-06</text:p>
          </table:table-cell>
          <table:table-cell office:value-type="float" office:value="0.0272515063196734" calcext:value-type="float">
            <text:p>0.0272515063</text:p>
          </table:table-cell>
          <table:table-cell office:value-type="float" office:value="0.000399272845030616" calcext:value-type="float">
            <text:p>0.0003992728</text:p>
          </table:table-cell>
          <table:table-cell office:value-type="float" office:value="0.160239048516251" calcext:value-type="float">
            <text:p>0.1602390485</text:p>
          </table:table-cell>
          <table:table-cell office:value-type="float" office:value="0.00409208666980687" calcext:value-type="float">
            <text:p>0.0040920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1817961167818" calcext:value-type="float">
            <text:p>0.4618179612</text:p>
          </table:table-cell>
          <table:table-cell office:value-type="float" office:value="0.000190984329157096" calcext:value-type="float">
            <text:p>0.0001909843</text:p>
          </table:table-cell>
          <table:table-cell office:value-type="float" office:value="0.0277689050478882" calcext:value-type="float">
            <text:p>0.027768905</text:p>
          </table:table-cell>
          <table:table-cell office:value-type="float" office:value="0.000285930876118695" calcext:value-type="float">
            <text:p>0.0002859309</text:p>
          </table:table-cell>
          <table:table-cell office:value-type="float" office:value="0.164375294394724" calcext:value-type="float">
            <text:p>0.1643752944</text:p>
          </table:table-cell>
          <table:table-cell office:value-type="float" office:value="0.0002207960433349" calcext:value-type="float">
            <text:p>0.000220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61574924364836" calcext:value-type="float">
            <text:p>0.4615749244</text:p>
          </table:table-cell>
          <table:table-cell/>
          <table:table-cell table:formula="of:=AVERAGE([.D2:.D6])" office:value-type="float" office:value="0.0272430670042393" calcext:value-type="float">
            <text:p>0.027243067</text:p>
          </table:table-cell>
          <table:table-cell/>
          <table:table-cell table:formula="of:=AVERAGE([.F2:.F6])" office:value-type="float" office:value="0.159876943005181" calcext:value-type="float">
            <text:p>0.159876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212080812119098" calcext:value-type="float">
            <text:p>0.0002120808</text:p>
          </table:table-cell>
          <table:table-cell/>
          <table:table-cell table:formula="of:=STDEV([.D2:.D6])" office:value-type="float" office:value="0.000326648954847199" calcext:value-type="float">
            <text:p>0.000326649</text:p>
          </table:table-cell>
          <table:table-cell/>
          <table:table-cell table:formula="of:=STDEV([.F2:.F6])" office:value-type="float" office:value="0.00303616816795007" calcext:value-type="float">
            <text:p>0.00303616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1:24:54.291268048</dc:date>
    <dc:creator>Surender Kumar</dc:creator>
    <meta:editing-duration>PT4M44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